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9.7717in"/>
    </style:style>
    <style:style style:name="co9" style:family="table-column">
      <style:table-column-properties fo:break-before="auto" style:column-width="13.1299in"/>
    </style:style>
    <style:style style:name="co10" style:family="table-column">
      <style:table-column-properties fo:break-before="auto" style:column-width="0.4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 table:number-columns-repeated="1017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4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number-columns-repeated="101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3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office:value-type="string">
            <text:p>SELECT EXTRACT(YEAR FROM current_date); but subqueries are not allowed in a constraint declaration—not what I want anyway—need to ask in a forum if possible to have a function call in a constraint</text:p>
          </table:table-cell>
          <table:table-cell table:number-columns-repeated="1016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 table:number-columns-repeated="1017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20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2-23T20:32:32</dc:date>
    <meta:editing-duration>PT06H52M37S</meta:editing-duration>
    <meta:editing-cycles>49</meta:editing-cycles>
    <meta:generator>OpenOffice.org/3.2$Unix OpenOffice.org_project/320m12$Build-9483</meta:generator>
    <dc:creator>Tyler Hayes</dc:creator>
    <meta:document-statistic meta:table-count="3" meta:cell-count="272" meta:object-count="0"/>
    <meta:user-defined meta:name="Info 1"/>
    <meta:user-defined meta:name="Info 2"/>
    <meta:user-defined meta:name="Info 3"/>
    <meta:user-defined meta:name="Info 4"/>
  </office:meta>
</office:document-meta>
</file>